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aleway" svg:font-family="Raleway, Helvetica, Arial, Lucida, sans-serif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paragraph-rsid="0007776f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5pt" style:font-size-asian="15pt" style:font-size-complex="15pt"/>
    </style:style>
    <style:style style:name="P4" style:family="paragraph" style:parent-style-name="Standard">
      <style:text-properties style:font-name="Verdana" fo:font-size="10pt" fo:language="es" fo:country="ES" officeooo:rsid="00091d64" officeooo:paragraph-rsid="00091d64" style:font-size-asian="10pt" style:font-size-complex="10pt"/>
    </style:style>
    <style:style style:name="P5" style:family="paragraph" style:parent-style-name="Standard">
      <style:text-properties style:font-name="Verdana" fo:font-size="10pt" fo:language="es" fo:country="ES" officeooo:rsid="000ae1e4" officeooo:paragraph-rsid="000ae1e4" style:font-size-asian="10pt" style:font-size-complex="10pt"/>
    </style:style>
    <style:style style:name="P6" style:family="paragraph" style:parent-style-name="Standard">
      <style:text-properties style:font-name="Verdana" fo:font-size="12pt" fo:language="es" fo:country="ES" officeooo:rsid="000ae1e4" officeooo:paragraph-rsid="000ae1e4" style:font-size-asian="12pt" style:font-size-complex="12pt"/>
    </style:style>
    <style:style style:name="P7" style:family="paragraph" style:parent-style-name="Standard">
      <style:text-properties style:font-name="Verdana" fo:font-size="10pt" fo:language="es" fo:country="ES" officeooo:rsid="000ae1e4" officeooo:paragraph-rsid="000ae1e4" style:font-size-asian="10pt" style:font-size-complex="10pt"/>
    </style:style>
    <style:style style:name="P8" style:family="paragraph" style:parent-style-name="Standard" style:list-style-name="L1">
      <style:text-properties style:font-name="Verdana" fo:font-size="10pt" fo:language="es" fo:country="ES" officeooo:rsid="000ae1e4" officeooo:paragraph-rsid="000ae1e4" style:font-size-asian="10pt" style:font-size-complex="10pt"/>
    </style:style>
    <style:style style:name="P9" style:family="paragraph" style:parent-style-name="Standard">
      <style:text-properties style:font-name="Verdana" fo:font-size="10pt" fo:language="es" fo:country="ES" officeooo:rsid="000c6d8b" officeooo:paragraph-rsid="000c6d8b" style:font-size-asian="10pt" style:font-size-complex="10pt"/>
    </style:style>
    <style:style style:name="P10" style:family="paragraph" style:parent-style-name="Standard">
      <style:text-properties style:font-name="Verdana" fo:font-size="10pt" fo:language="es" fo:country="ES" officeooo:rsid="000c6d8b" officeooo:paragraph-rsid="000cc3dd" style:font-size-asian="10pt" style:font-size-complex="10pt"/>
    </style:style>
    <style:style style:name="P11" style:family="paragraph" style:parent-style-name="Standard">
      <style:text-properties style:font-name="Verdana" fo:font-size="10pt" fo:language="es" fo:country="ES" officeooo:rsid="000da0ee" officeooo:paragraph-rsid="000da0ee" style:font-size-asian="10pt" style:font-size-complex="10pt"/>
    </style:style>
    <style:style style:name="P12" style:family="paragraph" style:parent-style-name="Standard">
      <style:text-properties style:font-name="Verdana" fo:font-size="10pt" fo:language="es" fo:country="ES" officeooo:rsid="000e2530" officeooo:paragraph-rsid="000e2530" style:font-size-asian="10pt" style:font-size-complex="10pt"/>
    </style:style>
    <style:style style:name="P13" style:family="paragraph" style:parent-style-name="Standard">
      <style:text-properties style:font-name="Verdana" fo:font-size="12pt" fo:language="es" fo:country="ES" officeooo:rsid="000c6d8b" officeooo:paragraph-rsid="000c6d8b" style:font-size-asian="12pt" style:font-size-complex="12pt"/>
    </style:style>
    <style:style style:name="P14" style:family="paragraph" style:parent-style-name="Standard">
      <style:text-properties style:font-name="Verdana" fo:font-size="12pt" fo:language="es" fo:country="ES" officeooo:rsid="000da0ee" officeooo:paragraph-rsid="000da0ee" style:font-size-asian="12pt" style:font-size-complex="12pt"/>
    </style:style>
    <style:style style:name="P15" style:family="paragraph" style:parent-style-name="Standard">
      <style:text-properties style:font-name="Verdana" fo:font-size="12pt" fo:language="es" fo:country="ES" officeooo:rsid="000e2530" officeooo:paragraph-rsid="000e2530" style:font-size-asian="12pt" style:font-size-complex="12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language="es" fo:country="ES" officeooo:rsid="0007776f" style:font-size-asian="10pt" style:font-size-complex="10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officeooo:rsid="000a25c6"/>
    </style:style>
    <style:style style:name="T5" style:family="text">
      <style:text-properties officeooo:rsid="000c6d8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0cc3d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urso: </text:span><text:a xlink:type="simple" xlink:href="https://www.udemy.com/course/iniciacion-al-marketing-en-redes-sociales/learn/lecture/30799862?start=0#overview" text:style-name="Internet_20_link" text:visited-style-name="Visited_20_Internet_20_Link"><text:span text:style-name="T3">Iniciación al Marketing en Redes Sociales | Udemy</text:span></text:a><text:span text:style-name="T1"> </text:span></text:p>
      <text:p text:style-name="P2"/>
      <text:p text:style-name="P2"/>
      <text:p text:style-name="P3">Iniciación al Marketing en Redes Sociales</text:p>
      <text:p text:style-name="P2"/>
      <text:p text:style-name="P4">El Community Manager, es la persona responsable de la gestión online de una empresa.</text:p>
      <text:p text:style-name="P4">- Ejecutor material de la estrategia.</text:p>
      <text:p text:style-name="P4">- Persona con altas habilidades sociales.</text:p>
      <text:p text:style-name="P4">- Interactúa con el comprador.</text:p>
      <text:p text:style-name="P4">- Capacidad para gestionar éxitos y fracasos.</text:p>
      <text:p text:style-name="P4">- Maneja la reputación online.</text:p>
      <text:p text:style-name="P4"/>
      <text:p text:style-name="P4">- <text:span text:style-name="T4">Habilidades relacionales con proveedores, clientes, etc.</text:span></text:p>
      <text:p text:style-name="P4">- <text:span text:style-name="T4">Entender las implicaciones legales de las actuaciones online.</text:span></text:p>
      <text:p text:style-name="P4">- <text:span text:style-name="T4">SEO para social media: Tener en cuenta las acciones en cara al posicionamiento.</text:span></text:p>
      <text:p text:style-name="P4">- <text:span text:style-name="T4">Analítica web, enfocada al social media.</text:span></text:p>
      <text:p text:style-name="P4">- <text:span text:style-name="T4">Seguridad online y cuidado al cibercrimen.</text:span></text:p>
      <text:p text:style-name="P4"/>
      <text:p text:style-name="P4"/>
      <text:p text:style-name="P6">Líneas editoriales</text:p>
      <text:p text:style-name="P5"/>
      <text:p text:style-name="P5">Pensar que lineas editoriales o grupos sobre temáticas de cosas para publicar… como: Novedades, curiosidades, información, etc, y crear contenido para cada una de ellas.</text:p>
      <text:p text:style-name="P5"/>
      <text:p text:style-name="P5"/>
      <text:p text:style-name="P5"><text:span text:style-name="T5">P</text:span>untos para desarrollar una <text:span text:style-name="T6">estrategia en medios sociales</text:span>:</text:p>
      <text:list xml:id="list2809301076" text:style-name="L1">
        <text:list-item>
          <text:p text:style-name="P8">Hacer un plan de social media.</text:p>
        </text:list-item>
        <text:list-item>
          <text:p text:style-name="P8">Análisis DAFO.</text:p>
        </text:list-item>
        <text:list-item>
          <text:p text:style-name="P8">Establecimiento y objetivos, KPI´S.</text:p>
        </text:list-item>
        <text:list-item>
          <text:p text:style-name="P8">Definición del buyer persona.</text:p>
        </text:list-item>
        <text:list-item>
          <text:p text:style-name="P8">Estudio y definición del buyer journey.</text:p>
        </text:list-item>
        <text:list-item>
          <text:p text:style-name="P8">Análisis de la marca y su desempeño en redes sociales.</text:p>
        </text:list-item>
        <text:list-item>
          <text:p text:style-name="P8">Estudio de competidores.</text:p>
        </text:list-item>
        <text:list-item>
          <text:p text:style-name="P8">Establecer las bases para futuras campañas</text:p>
        </text:list-item>
      </text:list>
      <text:p text:style-name="P5"/>
      <text:p text:style-name="P5"/>
      <text:p text:style-name="P14">Google Tag Manager</text:p>
      <text:p text:style-name="P11">http://tagmanager.google.com</text:p>
      <text:p text:style-name="P11"/>
      <text:p text:style-name="P15">Pixel de Facebook</text:p>
      <text:p text:style-name="P12"><text:a xlink:type="simple" xlink:href="https://ottoduarte.com/anallitica-web/que-es-y-como-se-usa-pixel-facebook/" text:style-name="Internet_20_link" text:visited-style-name="Visited_20_Internet_20_Link">¿Que es y para qué sirve el píxel de facebook? | ottoduarte.com</text:a> </text:p>
      <text:p text:style-name="P12"/>
      <text:p text:style-name="P5"/>
      <text:p text:style-name="P13">Recursos</text:p>
      <text:p text:style-name="P9"/>
      <text:p text:style-name="P10"><text:span text:style-name="T7">Gestión de redes: metricool, buffer, hootsuite, postcron.</text:span></text:p>
      <text:p text:style-name="P10">Iconitos: <text:a xlink:type="simple" xlink:href="http://www.Flaticon.com/" text:style-name="Internet_20_link" text:visited-style-name="Visited_20_Internet_20_Link">www.Flaticon.com</text:a></text:p>
      <text:p text:style-name="P9"><text:a xlink:type="simple" xlink:href="https://ottoduarte.com/recursos/redes-sociales/" text:style-name="Internet_20_link" text:visited-style-name="Visited_20_Internet_20_Link">▶ TOP Herramientas 【Redes Sociales】 (ottoduarte.com)</text:a> 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aleway" svg:font-family="Raleway, Helvetica, Arial, Lucida, sans-serif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3T13:11:13.191000000</meta:creation-date>
    <dc:date>2022-10-24T21:26:55.782000000</dc:date>
    <meta:editing-duration>PT2H13M16S</meta:editing-duration>
    <meta:editing-cycles>8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2" meta:word-count="223" meta:character-count="1444" meta:non-whitespace-character-count="1260"/>
  </office:meta>
</office:document-meta>
</file>